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分かってる！　言うな！！　言いたいことは
分かってるんだ！！</text:p>
          </table:table-cell>
          <table:table-cell table:style-name="ce0"/>
          <table:table-cell table:style-name="ce0"/>
          <table:table-cell table:style-name="ce0" office:value-type="string">
            <text:p>I know, you don't have to say it!! I know
exactly what you want to say!!</text:p>
          </table:table-cell>
          <table:table-cell table:number-columns-repeated="1020"/>
        </table:table-row>
        <table:table-row>
          <table:table-cell table:style-name="ce0" office:value-type="string">
            <text:p>このクソ暑い地域で黒い服とか、頭おかしいって
思ったろ！？　な！？</text:p>
          </table:table-cell>
          <table:table-cell table:style-name="ce0"/>
          <table:table-cell table:style-name="ce0"/>
          <table:table-cell table:style-name="ce0" office:value-type="string">
            <text:p>You're wonderin' what kind of idiot'd wear
black clothes in heat like this!! Aren't ya?!</text:p>
          </table:table-cell>
          <table:table-cell table:number-columns-repeated="1020"/>
        </table:table-row>
        <table:table-row>
          <table:table-cell table:style-name="ce0" office:value-type="string">
            <text:p>そろそろ水が切れそうだから、行商人さんから
買ってこなくちゃ。</text:p>
          </table:table-cell>
          <table:table-cell table:style-name="ce0"/>
          <table:table-cell table:style-name="ce0"/>
          <table:table-cell table:style-name="ce0" office:value-type="string">
            <text:p>We're almost out of water. I'll have to make
a visit to the merchant, soo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25T12:13:04+01:00</meta:creation-date>
    <dc:date>2020-01-25T12:13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